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3" svg:font-family="'DejaVu Sans'" style:font-adornments="Book" style:font-family-generic="swiss"/>
    <style:font-face style:name="Droid Sans" svg:font-family="'Droid Sans'" style:font-family-generic="swiss"/>
    <style:font-face style:name="FreeSans1" svg:font-family="FreeSans" style:font-family-generic="swiss"/>
    <style:font-face style:name="DejaVu Sans Mono" svg:font-family="'DejaVu Sans Mono'" style:font-adornments="Book"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adornments="Bold"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DejaVu Sans Light" svg:font-family="'DejaVu Sans Light'" style:font-adornments="Extra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paragraph-rsid="004aaa3d"/>
    </style:style>
    <style:style style:name="P2" style:family="paragraph" style:parent-style-name="Footer">
      <style:text-properties officeooo:paragraph-rsid="004aaa3d"/>
    </style:style>
    <style:style style:name="P3" style:family="paragraph" style:parent-style-name="Standard">
      <style:paragraph-properties fo:text-align="center" style:justify-single-word="false"/>
    </style:style>
    <style:style style:name="P4" style:family="paragraph" style:parent-style-name="Text_20_body">
      <style:text-properties officeooo:rsid="00585e21" officeooo:paragraph-rsid="00585e21"/>
    </style:style>
    <style:style style:name="P5" style:family="paragraph" style:parent-style-name="Text_20_body">
      <style:text-properties officeooo:rsid="0059097e" officeooo:paragraph-rsid="0059097e"/>
    </style:style>
    <style:style style:name="P6" style:family="paragraph" style:parent-style-name="Text_20_body">
      <style:text-properties officeooo:rsid="005a94b0" officeooo:paragraph-rsid="005a94b0"/>
    </style:style>
    <style:style style:name="P7" style:family="paragraph" style:parent-style-name="Text_20_body">
      <style:text-properties officeooo:rsid="005a97f6" officeooo:paragraph-rsid="005a97f6"/>
    </style:style>
    <style:style style:name="P8" style:family="paragraph" style:parent-style-name="Text_20_body">
      <style:text-properties officeooo:rsid="005fbd4d" officeooo:paragraph-rsid="005fbd4d"/>
    </style:style>
    <style:style style:name="P9" style:family="paragraph" style:parent-style-name="Heading_20_1">
      <style:text-properties officeooo:rsid="00566f4a" officeooo:paragraph-rsid="00566f4a"/>
    </style:style>
    <style:style style:name="P10" style:family="paragraph" style:parent-style-name="Heading_20_1">
      <style:text-properties officeooo:paragraph-rsid="0061b8cb"/>
    </style:style>
    <style:style style:name="P11" style:family="paragraph" style:parent-style-name="List_20_Contents" style:list-style-name="L4">
      <style:text-properties officeooo:rsid="0061b8cb" officeooo:paragraph-rsid="0061b8cb"/>
    </style:style>
    <style:style style:name="P12" style:family="paragraph" style:parent-style-name="List_20_Contents" style:list-style-name="L5">
      <style:text-properties officeooo:rsid="0061b8cb" officeooo:paragraph-rsid="0061b8cb"/>
    </style:style>
    <style:style style:name="P13" style:family="paragraph" style:parent-style-name="List_20_Contents" style:list-style-name="L5">
      <style:text-properties officeooo:paragraph-rsid="0061b8cb"/>
    </style:style>
    <style:style style:name="P14" style:family="paragraph" style:parent-style-name="List_20_Contents" style:list-style-name="L6">
      <style:text-properties officeooo:rsid="0061c4ec" officeooo:paragraph-rsid="0061c4ec"/>
    </style:style>
    <style:style style:name="P15" style:family="paragraph" style:parent-style-name="List_20_Heading">
      <style:text-properties officeooo:paragraph-rsid="006045c3"/>
    </style:style>
    <style:style style:name="P16" style:family="paragraph" style:parent-style-name="List_20_Heading">
      <style:text-properties officeooo:paragraph-rsid="0061b8cb"/>
    </style:style>
    <style:style style:name="T1" style:family="text">
      <style:text-properties style:font-name="DejaVu Sans3" officeooo:rsid="004aaa3d" style:font-name-asian="DejaVu Sans3" style:font-name-complex="DejaVu Sans3"/>
    </style:style>
    <style:style style:name="T2" style:family="text">
      <style:text-properties officeooo:rsid="0059097e"/>
    </style:style>
    <style:style style:name="T3" style:family="text">
      <style:text-properties officeooo:rsid="005bc97f"/>
    </style:style>
    <style:style style:name="T4" style:family="text">
      <style:text-properties officeooo:rsid="0061b8cb"/>
    </style:style>
    <style:style style:name="T5" style:family="text">
      <style:text-properties officeooo:rsid="0061c4ec"/>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string" text:name="Module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History</text:title></text:p>
      <text:p text:style-name="Subtitle"><text:subject>Files and Commands</text:subject></text:p>
      <text:p text:style-name="P3"><text:initial-creator>Sebastian Bartos</text:initial-creator>, <text:date style:data-style-name="N84" text:date-value="2014-05-26T16:55:07.109468942">2014-05-26</text:date></text:p>
      <text:h text:style-name="P9" text:outline-level="1">Overview</text:h>
      <text:p text:style-name="P4">The files and command history widgets allow the user to quickly select one of the last ten or one of the ten most popular files and commands. The history widgets provide <text:span text:style-name="T2">a radio button interface. The user can only select one history entry at once from each category, but a history entry can be in the recent and popular list at the same time and be selected. The history widgets notify the external modules of an entry being changed via a signal. External modules notify the history widget that a selection is changed and if the history entry contains a matching entry, it will be selected (but no signal emitted to avoid loops).</text:span></text:p>
      <text:p text:style-name="P5">The files history uses the full file path as key for the history entries. It provides three convenience controls: trigger primary and secondary action that work like the FileBrowser eqvivalent and a copy selected path to clipboard control. The file history keep track of the currently selected file path.</text:p>
      <text:p text:style-name="P5">The command history widget is a more intricate: it uses the command string as key to look up history entries, but also uses the path for exact matching. It only stores the most recent path for a command though. So if this widget is getting the external signal that a command is changed, it will look up the command in the history and if found it will also check if the currently selected path matches the command history entry. Only then will it be selected.</text:p>
      <text:p text:style-name="P6">Instead of using filePath's for the HistoryFile widget and command string + command working directory for the HistoryCommand widget there is a new historyEntry map that stores these keys. This makes it possible to create an abstract base class that handles button selections transparently.</text:p>
      <text:p text:style-name="P6">The refactoring will be done by creating the new widgets, replacing the old ones and then deleting the old ones.</text:p>
      <text:p text:style-name="P7">The update of the history will be done through the datastore <text:span text:style-name="T3">via a signal.</text:span></text:p>
      <text:h text:style-name="Heading_20_1" text:outline-level="1">HistoryEntry</text:h>
      <text:p text:style-name="P8">The first idea for the history entry data structure was a blank QMap, but that is error prone (typos anyone, have fun debugging). The reason this was considered is that we are using two different types of history entry in the file <text:soft-page-break/>and command history widgets. Either a full file path or a command + working directory combo. The new data structure selected for sanity reasons is a combined struct that contains all the fileds of a history entry a a generic id. This way we can perform the common, generic stuff on the id / struct as a whole and narrow down the functionality in the child widgets (e.g. how to populate button labels (left/right trim). These HistoryEntry structs are passed arround in all signals that are attached with the class (both directions).</text:p>
      <text:h text:style-name="P10" text:outline-level="1"><text:span text:style-name="T4">Common </text:span>Interfaces</text:h>
      <text:p text:style-name="P15">Incomming Module Interfaces</text:p>
      <text:list xml:id="list159532182904381821" text:style-name="L4">
        <text:list-item>
          <text:p text:style-name="P11">update <text:span text:style-name="T5">(ds → history widget)</text:span></text:p>
          <text:list>
            <text:list-item>
              <text:p text:style-name="P11">on startup</text:p>
            </text:list-item>
            <text:list-item>
              <text:p text:style-name="P11">when history changes</text:p>
            </text:list-item>
          </text:list>
        </text:list-item>
        <text:list-item>
          <text:p text:style-name="P11">selection changed <text:span text:style-name="T5">(FileBrowser / CommandWidget → history widget)</text:span></text:p>
          <text:list>
            <text:list-item>
              <text:p text:style-name="P11">user selected / unselected a file, typed in a command or cleaned the command prompt</text:p>
            </text:list-item>
          </text:list>
        </text:list-item>
      </text:list>
      <text:p text:style-name="List_20_Heading">Outgoing Module Interfaces</text:p>
      <text:list xml:id="list992825547092253666" text:style-name="L5">
        <text:list-item>
          <text:p text:style-name="P12">history selection changed <text:span text:style-name="T5">(history widget → ds, FileBrowser, CommandWidget)</text:span></text:p>
          <text:list>
            <text:list-item>
              <text:p text:style-name="P13"><text:span text:style-name="T4">user selects a history entry</text:span></text:p>
            </text:list-item>
          </text:list>
        </text:list-item>
        <text:list-item>
          <text:p text:style-name="P12">history entry copied <text:span text:style-name="T5">(history widget → MainWindow)</text:span></text:p>
        </text:list-item>
      </text:list>
      <text:p text:style-name="List_20_Heading">Internal Module Interfaces</text:p>
      <text:list xml:id="list3585698285370210282" text:style-name="L6">
        <text:list-item>
          <text:p text:style-name="P14">history button selected (buttons → history widget)</text:p>
        </text:list-item>
        <text:list-item>
          <text:p text:style-name="P14">history item selected (history widget → butt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3" svg:font-family="'DejaVu Sans'" style:font-adornments="Book" style:font-family-generic="swiss"/>
    <style:font-face style:name="Droid Sans" svg:font-family="'Droid Sans'" style:font-family-generic="swiss"/>
    <style:font-face style:name="FreeSans1" svg:font-family="FreeSans" style:font-family-generic="swiss"/>
    <style:font-face style:name="DejaVu Sans Mono" svg:font-family="'DejaVu Sans Mono'" style:font-adornments="Book"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adornments="Bold"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DejaVu Sans Light" svg:font-family="'DejaVu Sans Light'" style:font-adornments="Extra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Droid Sans" fo:font-size="18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fo:background-color="transparent" style:shadow="none">
        <style:tab-stops/>
        <style:background-image/>
      </style:paragraph-properties>
      <style:text-properties fo:color="#666666" style:font-name="DejaVu Sans" fo:font-family="'DejaVu Sans'" style:font-style-name="Book" style:font-family-generic="swiss" style:font-pitch="variable" fo:font-size="12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fo:font-variant="normal" fo:text-transform="none" style:font-name="Ubuntu" fo:font-family="Ubuntu" style:font-style-name="Bold" style:font-pitch="variable" fo:font-size="14pt" fo:font-style="normal" fo:text-shadow="none" style:text-underline-style="none"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49mm" style:contextual-spacing="false" fo:line-height="120%" fo:text-align="justify" style:justify-single-word="false" fo:orphans="2" fo:widows="2" style:register-true="false" fo:text-indent="10mm" style:auto-text-indent="false" style:page-number="auto" fo:background-color="transparent" style:shadow="none" fo:keep-with-next="auto">
        <style:tab-stops/>
        <style:drop-cap/>
        <style:background-image/>
      </style:paragraph-properties>
      <style:text-properties style:font-name="DejaVu Sans" fo:font-family="'DejaVu Sans'" style:font-style-name="Book" style:font-family-generic="swiss" style:font-pitch="variable" fo:font-size="12pt" fo:font-weight="normal" style:font-size-asian="10.5pt"/>
    </style:style>
    <style:style style:name="List" style:family="paragraph" style:parent-style-name="Text_20_body" style:class="list">
      <style:text-properties style:font-name="Droid Sans" fo:font-family="'Droid Sans'" style:font-family-generic="swiss" fo:font-size="12pt"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mm" fo:margin-bottom="6mm" style:contextual-spacing="false" fo:text-align="center" style:justify-single-word="false" style:page-number="auto" text:number-lines="false" text:line-number="0"/>
      <style:text-properties style:font-name="DejaVu Sans1" fo:font-family="'DejaVu Sans'" style:font-style-name="Oblique" style:font-family-generic="swiss" style:font-pitch="variable" fo:font-size="11pt" fo:font-style="oblique"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roid Sans" fo:font-family="'Droid Sans'" style:font-family-generic="swiss" fo:font-size="12pt"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margin-top="4.99mm" fo:margin-bottom="10m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10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Index_20_1" style:display-name="Index 1" style:family="paragraph" style:parent-style-name="Index" style:class="index" style:master-page-name="">
      <style:paragraph-properties fo:margin-left="0mm" fo:margin-right="0mm" fo:text-indent="0mm" style:auto-text-indent="false" style:page-number="auto">
        <style:tab-stops>
          <style:tab-stop style:position="40.01mm"/>
        </style:tab-stops>
      </style:paragraph-properties>
      <style:text-properties style:font-name="DejaVu Sans Light" fo:font-family="'DejaVu Sans Light'" style:font-style-name="ExtraLight" style:font-family-generic="swiss" style:font-pitch="variable" fo:font-size="11pt" fo:font-weight="150"/>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100.01mm" style:type="center"/>
          <style:tab-stop style:position="200.03mm" style:type="right"/>
        </style:tab-stops>
      </style:paragraph-properties>
      <style:text-properties fo:font-size="12pt" style:font-size-asian="10.5pt"/>
    </style:style>
    <style:style style:name="List_20_Contents" style:display-name="List Contents" style:family="paragraph" style:parent-style-name="Standard" style:list-style-name="List_20_1" style:class="html">
      <style:paragraph-properties fo:margin-top="0mm" fo:margin-bottom="4.99mm" style:contextual-spacing="true" fo:line-height="120%"/>
      <style:text-properties fo:font-size="12pt" style:font-size-asian="10.5pt"/>
    </style:style>
    <style:style style:name="List_20_Heading" style:display-name="List Heading" style:family="paragraph" style:parent-style-name="Standard" style:next-style-name="List_20_Contents" style:class="html" style:master-page-name="">
      <style:paragraph-properties fo:margin-left="0mm" fo:margin-right="0mm" fo:margin-top="4.99mm" fo:margin-bottom="1.99mm" style:contextual-spacing="false" fo:text-indent="0mm" style:auto-text-indent="false" style:page-number="auto" fo:background-color="transparent">
        <style:tab-stops/>
        <style:background-image/>
      </style:paragraph-properties>
      <style:text-properties style:font-name="DejaVu Sans2" fo:font-family="'DejaVu Sans'" style:font-style-name="Bold" style:font-family-generic="swiss" style:font-pitch="variable" fo:font-size="12pt" style:text-underline-style="none"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text-properties fo:font-size="12pt" style:font-size-asian="10.5pt"/>
    </style:style>
    <style:style style:name="Preformatted_20_Text" style:display-name="Preformatted Text" style:family="paragraph" style:parent-style-name="Standard" style:class="html" style:master-page-name="">
      <style:paragraph-properties fo:margin-left="0mm" fo:margin-right="0mm" fo:margin-top="4.99mm" fo:margin-bottom="4.99mm" style:contextual-spacing="true" fo:text-indent="0mm" style:auto-text-indent="false" style:page-number="auto" fo:padding="5.01mm" fo:border="0.06pt fine-dashed #999999"/>
      <style:text-properties style:font-name="DejaVu Sans Mono" fo:font-family="'DejaVu Sans Mono'" style:font-style-name="Book" style:font-family-generic="modern" style:font-pitch="fixed" fo:font-size="10.5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mm" fo:text-indent="-4mm" fo:margin-left="10.3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mm" fo:text-indent="-4mm" fo:margin-left="14.3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mm" fo:text-indent="-4mm" fo:margin-left="18.34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mm" fo:text-indent="-4mm" fo:margin-left="22.3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mm" fo:text-indent="-4mm" fo:margin-left="26.3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mm" fo:text-indent="-4mm" fo:margin-left="30.36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mm" fo:text-indent="-4mm" fo:margin-left="34.34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mm" fo:text-indent="-4mm" fo:margin-left="38.35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mm" fo:text-indent="-4mm" fo:margin-left="42.3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mm" fo:text-indent="-4mm" fo:margin-left="46.36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text-properties officeooo:paragraph-rsid="004aaa3d"/>
    </style:style>
    <style:style style:name="MP2" style:family="paragraph" style:parent-style-name="Footer">
      <style:text-properties officeooo:paragraph-rsid="004aaa3d"/>
    </style:style>
    <style:style style:name="MT1" style:family="text">
      <style:text-properties style:font-name="DejaVu Sans3" officeooo:rsid="004aaa3d" style:font-name-asian="DejaVu Sans3" style:font-name-complex="DejaVu Sans3"/>
    </style:style>
    <style:page-layout style:name="Mpm1">
      <style:page-layout-properties fo:page-width="210.01mm" fo:page-height="297mm" style:num-format="1" style:print-orientation="portrait" fo:margin-top="10mm" fo:margin-bottom="10mm" fo:margin-left="20mm" fo:margin-right="20mm" style:shadow="none" fo:background-color="transparent" style:writing-mode="lr-tb" style:footnote-max-height="0mm">
        <style:background-image/>
        <style:footnote-sep style:width="0.18mm" style:distance-before-sep="1.01mm" style:distance-after-sep="1.01mm" style:line-style="solid" style:adjustment="left" style:rel-width="25%" style:color="#000000"/>
      </style:page-layout-properties>
      <style:header-style>
        <style:header-footer-properties fo:min-height="8.48mm" fo:margin-left="0mm" fo:margin-right="0mm" fo:margin-bottom="4.99mm" style:dynamic-spacing="false"/>
      </style:header-style>
      <style:footer-style>
        <style:header-footer-properties fo:min-height="6.99mm" fo:margin-left="0mm" fo:margin-right="0mm" fo:margin-top="3.49m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History</text:title> <text:span text:style-name="MT1">•</text:span> <text:subject>Files and Commands</text:subject> <text:span text:style-name="MT1">• </text:span><text:date style:data-style-name="N84" text:date-value="2014-05-26T16:55:07.096407632">2014-05-26</text:date></text:p>
      </style:header>
      <style:header-first>
        <text:p text:style-name="MP1"/>
      </style:header-first>
      <style:footer>
        <text:p text:style-name="MP2"><text:page-number text:select-page="current">2</text:page-number>/<text:page-count>2</text:page-count></text:p>
      </style:footer>
      <style:footer-first>
        <text:p text:style-name="MP2"><text:page-number text:select-page="current">1</text:page-number>/<text:page-count>2</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6T08:26:55.553642128</meta:creation-date>
    <meta:editing-duration>PT8H22M3S</meta:editing-duration>
    <meta:editing-cycles>6</meta:editing-cycles>
    <meta:generator>LibreOffice/4.2.3.3$Linux_X86_64 LibreOffice_project/420m0$Build-3</meta:generator>
    <dc:title>History</dc:title>
    <dc:subject>Files and Commands</dc:subject>
    <meta:initial-creator>Sebastian Bartos</meta:initial-creator>
    <dc:date>2014-05-26T16:55:07.044843686</dc:date>
    <dc:creator>Sebastian Bartos</dc:creator>
    <meta:document-statistic meta:table-count="0" meta:image-count="0" meta:object-count="0" meta:page-count="2" meta:paragraph-count="29" meta:word-count="567" meta:character-count="3322" meta:non-whitespace-character-count="2794"/>
    <meta:template xlink:type="simple" xlink:actuate="onRequest" xlink:title="Baseline Document with Examples" xlink:href="../../../../.config/libreoffice/4/user/template/Baseline%20Document%20with%20Examples.ott" meta:date="2014-05-26T08:26:55.424403969"/>
  </office:meta>
</office:document-meta>
</file>